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17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6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apital_Gains" table:style-name="ta1"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23" table:default-cell-style-name="ce126"/>
        <table:table-column table:style-name="co13" table:default-cell-style-name="ce126"/>
        <table:table-column table:style-name="co24" table:default-cell-style-name="ce126"/>
        <table:table-column table:style-name="co25" table:default-cell-style-name="ce125"/>
        <table:table-column table:style-name="co26" table:default-cell-style-name="ce125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32" table:default-cell-style-name="ce126"/>
        <table:table-column table:style-name="co9" table:default-cell-style-name="ce126"/>
        <table:table-column table:style-name="co33" table:default-cell-style-name="ce126"/>
        <table:table-column table:style-name="co34" table:default-cell-style-name="ce126"/>
        <table:table-column table:style-name="co35" table:default-cell-style-name="ce126"/>
        <table:table-column table:style-name="co9" table:default-cell-style-name="ce126"/>
        <table:table-column table:style-name="co36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apital Gains</text:p>
          </table:table-cell>
          <table:covered-table-cell table:style-name="ce113"/>
          <table:covered-table-cell table:style-name="ce22"/>
          <table:covered-table-cell table:style-name="ce8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174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2"/>
          <table:table-cell table:style-name="ce113"/>
          <table:table-cell table:style-name="ce130"/>
          <table:table-cell table:style-name="ce8"/>
          <table:table-cell table:style-name="ce147"/>
          <table:table-cell table:style-name="ce147"/>
          <table:table-cell table:style-name="ce147"/>
          <table:table-cell table:style-name="ce163"/>
          <table:table-cell table:style-name="ce163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130"/>
          <table:table-cell table:style-name="ce8"/>
          <table:table-cell table:style-name="ce147"/>
          <table:table-cell table:style-name="ce147"/>
          <table:table-cell table:style-name="ce147"/>
          <table:table-cell table:style-name="ce163"/>
          <table:table-cell table:style-name="ce163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131"/>
          <table:table-cell table:style-name="ce8"/>
          <table:table-cell table:style-name="ce148"/>
          <table:table-cell table:style-name="ce156"/>
          <table:table-cell table:style-name="ce147"/>
          <table:table-cell table:style-name="ce163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office:value-type="string" calcext:value-type="string" table:number-columns-spanned="2" table:number-rows-spanned="1">
            <text:p>(a)</text:p>
          </table:table-cell>
          <table:covered-table-cell table:style-name="ce8"/>
          <table:table-cell table:style-name="ce131" office:value-type="string" calcext:value-type="string">
            <text:p>(b)</text:p>
          </table:table-cell>
          <table:table-cell table:style-name="ce8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Description of property</text:p>
          </table:table-cell>
          <table:covered-table-cell table:style-name="ce9"/>
          <table:table-cell table:style-name="ce132" office:value-type="string" calcext:value-type="string">
            <text:p>Date acquired</text:p>
          </table:table-cell>
          <table:table-cell table:style-name="ce9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Example: 100 sh. XYZ Co.) </text:p>
          </table:table-cell>
          <table:covered-table-cell table:style-name="ce10"/>
          <table:table-cell table:style-name="ce133" office:value-type="string" calcext:value-type="string">
            <text:p>(Mo., day, yr.)</text:p>
          </table:table-cell>
          <table:table-cell table:style-name="ce10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9760.0" office:value-type="float"/>
          <table:table-cell table:style-name="from_lot_note_usd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2440.0" office:value-type="float"/>
          <table:table-cell table:style-name="from_lot_note_usd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202.0" office:value-type="float"/>
          <table:table-cell table:style-name="from_lot_note_usd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6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400.0" office:value-type="float"/>
          <table:table-cell table:style-name="from_lot_note_usd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9638.0" office:value-type="float"/>
          <table:table-cell table:style-name="from_lot_note_usd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2562.0" office:value-type="float"/>
          <table:table-cell table:style-name="from_lot_note_usd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602.0" office:value-type="float"/>
          <table:table-cell table:style-name="from_lot_note_usd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arnings" table:style-name="ta1">
        <table:table-column table:style-name="co20" table:default-cell-style-name="ce126"/>
        <table:table-column table:style-name="co21" table:default-cell-style-name="ce126"/>
        <table:table-column table:style-name="co22" table:visibility="collapse" table:default-cell-style-name="ce126"/>
        <table:table-column table:style-name="co23" table:default-cell-style-name="ce126"/>
        <table:table-column table:style-name="co13" table:visibility="collapse" table:default-cell-style-name="ce126"/>
        <table:table-column table:style-name="co24" table:visibility="collapse" table:default-cell-style-name="ce126"/>
        <table:table-column table:style-name="co25" table:visibility="collapse" table:default-cell-style-name="ce125"/>
        <table:table-column table:style-name="co26" table:visibility="collapse" table:default-cell-style-name="ce125"/>
        <table:table-column table:style-name="co27" table:default-cell-style-name="ce126"/>
        <table:table-column table:style-name="co28" table:default-cell-style-name="ce126"/>
        <table:table-column table:style-name="co29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32" table:default-cell-style-name="ce126"/>
        <table:table-column table:style-name="co9" table:default-cell-style-name="ce126"/>
        <table:table-column table:style-name="co33" table:default-cell-style-name="ce126"/>
        <table:table-column table:style-name="co34" table:default-cell-style-name="ce126"/>
        <table:table-column table:style-name="co35" table:default-cell-style-name="ce126"/>
        <table:table-column table:style-name="co9" table:default-cell-style-name="ce126"/>
        <table:table-column table:style-name="co36" table:default-cell-style-name="ce126"/>
        <table:table-column table:style-name="co9" table:default-cell-style-name="ce126"/>
        <table:table-row table:style-name="ro4">
          <table:table-cell table:style-name="ce5" office:value-type="string" calcext:value-type="string" table:number-columns-spanned="14" table:number-rows-spanned="1">
            <text:p>Crypto Wages, Interest, Staking, Airdrops, Hard Forks</text:p>
          </table:table-cell>
          <table:covered-table-cell table:style-name="ce113"/>
          <table:covered-table-cell table:style-name="ce22"/>
          <table:covered-table-cell table:style-name="ce8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174"/>
          <table:covered-table-cell table:style-name="ce183"/>
          <table:covered-table-cell table:style-name="ce183"/>
          <table:covered-table-cell table:style-name="ce183"/>
          <table:covered-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office:value-type="string" calcext:value-type="string" table:number-columns-spanned="2" table:number-rows-spanned="1">
            <text:p>(a)</text:p>
          </table:table-cell>
          <table:covered-table-cell table:style-name="ce8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Description of property</text:p>
          </table:table-cell>
          <table:covered-table-cell table:style-name="ce9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Example: 100 sh. XYZ Co.) </text:p>
          </table:table-cell>
          <table:covered-table-cell table:style-name="ce10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EARN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23" table:default-cell-style-name="ce126"/>
        <table:table-column table:style-name="co13" table:default-cell-style-name="ce126"/>
        <table:table-column table:style-name="co24" table:default-cell-style-name="ce126"/>
        <table:table-column table:style-name="co25" table:default-cell-style-name="ce125"/>
        <table:table-column table:style-name="co26" table:default-cell-style-name="ce125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32" table:default-cell-style-name="ce126"/>
        <table:table-column table:style-name="co9" table:default-cell-style-name="ce126"/>
        <table:table-column table:style-name="co33" table:default-cell-style-name="ce126"/>
        <table:table-column table:style-name="co34" table:default-cell-style-name="ce126"/>
        <table:table-column table:style-name="co35" table:default-cell-style-name="ce126"/>
        <table:table-column table:style-name="co9" table:default-cell-style-name="ce126"/>
        <table:table-column table:style-name="co36" table:default-cell-style-name="ce126"/>
        <table:table-column table:style-name="co9" table:default-cell-style-name="ce126"/>
        <table:table-row table:style-name="ro4">
          <table:table-cell table:style-name="ce216" office:value-type="string" calcext:value-type="string">
            <text:p>Donations</text:p>
          </table:table-cell>
          <table:table-cell table:style-name="ce113"/>
          <table:table-cell table:style-name="ce22"/>
          <table:table-cell table:style-name="ce8"/>
          <table:table-cell table:style-name="Default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131"/>
          <table:table-cell table:style-name="ce8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office:value-type="string" calcext:value-type="string" table:number-columns-spanned="2" table:number-rows-spanned="1">
            <text:p>(a)</text:p>
          </table:table-cell>
          <table:covered-table-cell table:style-name="ce8"/>
          <table:table-cell table:style-name="ce131" office:value-type="string" calcext:value-type="string">
            <text:p>(b)</text:p>
          </table:table-cell>
          <table:table-cell table:style-name="ce8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Description of property</text:p>
          </table:table-cell>
          <table:covered-table-cell table:style-name="ce9"/>
          <table:table-cell table:style-name="ce132" office:value-type="string" calcext:value-type="string">
            <text:p>Date acquired</text:p>
          </table:table-cell>
          <table:table-cell table:style-name="ce9" office:value-type="string" calcext:value-type="string">
            <text:p>Date dona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Dona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dona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Example: 100 sh. XYZ Co.) </text:p>
          </table:table-cell>
          <table:covered-table-cell table:style-name="ce10"/>
          <table:table-cell table:style-name="ce133" office:value-type="string" calcext:value-type="string">
            <text:p>(Mo., day, yr.)</text:p>
          </table:table-cell>
          <table:table-cell table:style-name="ce10" office:value-type="string" calcext:value-type="string">
            <text:p>(Mo., day, yr.)</text:p>
          </table:table-cell>
          <table:table-cell table:style-name="ce150" office:value-type="string" calcext:value-type="string">
            <text:p>time of donati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23" table:default-cell-style-name="ce126"/>
        <table:table-column table:style-name="co13" table:default-cell-style-name="ce126"/>
        <table:table-column table:style-name="co24" table:default-cell-style-name="ce126"/>
        <table:table-column table:style-name="co25" table:default-cell-style-name="ce125"/>
        <table:table-column table:style-name="co26" table:default-cell-style-name="ce125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32" table:default-cell-style-name="ce126"/>
        <table:table-column table:style-name="co9" table:default-cell-style-name="ce126"/>
        <table:table-column table:style-name="co33" table:default-cell-style-name="ce126"/>
        <table:table-column table:style-name="co34" table:default-cell-style-name="ce126"/>
        <table:table-column table:style-name="co35" table:default-cell-style-name="ce126"/>
        <table:table-column table:style-name="co9" table:default-cell-style-name="ce126"/>
        <table:table-column table:style-name="co36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>
            <text:p>Gifts</text:p>
          </table:table-cell>
          <table:table-cell table:style-name="ce113"/>
          <table:table-cell table:style-name="ce22"/>
          <table:table-cell table:style-name="Default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131"/>
          <table:table-cell table:style-name="ce8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office:value-type="string" calcext:value-type="string" table:number-columns-spanned="2" table:number-rows-spanned="1">
            <text:p>(a)</text:p>
          </table:table-cell>
          <table:covered-table-cell table:style-name="ce8"/>
          <table:table-cell table:style-name="ce131" office:value-type="string" calcext:value-type="string">
            <text:p>(b)</text:p>
          </table:table-cell>
          <table:table-cell table:style-name="ce8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Description of property</text:p>
          </table:table-cell>
          <table:covered-table-cell table:style-name="ce9"/>
          <table:table-cell table:style-name="ce132" office:value-type="string" calcext:value-type="string">
            <text:p>Date acquired</text:p>
          </table:table-cell>
          <table:table-cell table:style-name="ce9" office:value-type="string" calcext:value-type="string">
            <text:p>Date gif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Gif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gif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Example: 100 sh. XYZ Co.) </text:p>
          </table:table-cell>
          <table:covered-table-cell table:style-name="ce10"/>
          <table:table-cell table:style-name="ce133" office:value-type="string" calcext:value-type="string">
            <text:p>(Mo., day, yr.)</text:p>
          </table:table-cell>
          <table:table-cell table:style-name="ce10" office:value-type="string" calcext:value-type="string">
            <text:p>(Mo., day, yr.)</text:p>
          </table:table-cell>
          <table:table-cell table:style-name="ce150" office:value-type="string" calcext:value-type="string">
            <text:p>time of gift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5560.0" office:value-type="float"/>
          <table:table-cell table:style-name="from_lot_note_usd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840.0" office:value-type="float"/>
          <table:table-cell table:style-name="from_lot_note_usd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5418.0" office:value-type="float"/>
          <table:table-cell table:style-name="from_lot_note_usd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Fees" table:style-name="ta1"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23" table:default-cell-style-name="ce126"/>
        <table:table-column table:style-name="co13" table:default-cell-style-name="ce126"/>
        <table:table-column table:style-name="co24" table:default-cell-style-name="ce126"/>
        <table:table-column table:style-name="co25" table:default-cell-style-name="ce125"/>
        <table:table-column table:style-name="co26" table:default-cell-style-name="ce125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32" table:default-cell-style-name="ce126"/>
        <table:table-column table:style-name="co9" table:default-cell-style-name="ce126"/>
        <table:table-column table:style-name="co33" table:default-cell-style-name="ce126"/>
        <table:table-column table:style-name="co34" table:default-cell-style-name="ce126"/>
        <table:table-column table:style-name="co35" table:default-cell-style-name="ce126"/>
        <table:table-column table:style-name="co9" table:default-cell-style-name="ce126"/>
        <table:table-column table:style-name="co36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>
            <text:p>Transfer Fees</text:p>
          </table:table-cell>
          <table:table-cell table:style-name="ce113"/>
          <table:table-cell table:style-name="ce22"/>
          <table:table-cell table:style-name="Default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131"/>
          <table:table-cell table:style-name="ce8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office:value-type="string" calcext:value-type="string" table:number-columns-spanned="2" table:number-rows-spanned="1">
            <text:p>(a)</text:p>
          </table:table-cell>
          <table:covered-table-cell table:style-name="ce8"/>
          <table:table-cell table:style-name="ce131" office:value-type="string" calcext:value-type="string">
            <text:p>(b)</text:p>
          </table:table-cell>
          <table:table-cell table:style-name="ce8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Description of property</text:p>
          </table:table-cell>
          <table:covered-table-cell table:style-name="ce9"/>
          <table:table-cell table:style-name="ce132" office:value-type="string" calcext:value-type="string">
            <text:p>Date acquired</text:p>
          </table:table-cell>
          <table:table-cell table:style-name="ce9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Example: 100 sh. XYZ Co.) </text:p>
          </table:table-cell>
          <table:covered-table-cell table:style-name="ce10"/>
          <table:table-cell table:style-name="ce133" office:value-type="string" calcext:value-type="string">
            <text:p>(Mo., day, yr.)</text:p>
          </table:table-cell>
          <table:table-cell table:style-name="ce10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21/2020</text:p>
          </table:table-cell>
          <table:table-cell table:style-name="taxable_event_note_border_usd" office:value="114.0" office:value-type="float"/>
          <table:table-cell table:style-name="from_lot_note_border_usd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3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6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1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usd" office:value="114.0" office:value-type="float"/>
          <table:table-cell table:style-name="from_lot_note_usd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0:00:30.345581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9-20T17:57:13.361696</dc:date>
    <meta:editing-duration>P1DT7H32M45S</meta:editing-duration>
    <meta:editing-cycles>87</meta:editing-cycles>
    <meta:generator>http://pypi.python.org/pypi/ezodf/0.1.0$Python3.8.10 (default, Jun  2 2021, 10:49:15) 
[GCC 9.4.0]</meta:generator>
    <meta:document-statistic meta:table-count="8" meta:cell-count="423" meta:object-count="0"/>
  </office:meta>
</office:document-meta>
</file>